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04cm" fo:margin-left="0cm" fo:break-before="page" table:align="left" style:may-break-between-rows="true" table:border-model="collapsing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4cm"/>
    </style:style>
    <style:style style:name="Tab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2" style:family="table-row">
      <style:table-row-properties style:min-row-height="1.101cm"/>
    </style:style>
    <style:style style:name="Tabla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B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1.B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1.094cm" style:rel-column-width="4215*"/>
    </style:style>
    <style:style style:name="Tabla2.B" style:family="table-column">
      <style:table-column-properties style:column-width="15.907cm" style:rel-column-width="61320*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A12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52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3829" officeooo:paragraph-rsid="001538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73e5" officeooo:paragraph-rsid="001773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52b7d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0056" officeooo:paragraph-rsid="001900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3829" style:font-weight-asian="normal" style:font-weight-complex="normal"/>
    </style:style>
    <style:style style:name="T3" style:family="text">
      <style:text-properties officeooo:rsid="00152b7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Box List Blue">
        <table:table-column table:style-name="Tabla1.A"/>
        <table:table-column table:style-name="Tabla1.B"/>
        <table:table-row table:style-name="TableLine1938490677088">
          <table:table-cell table:style-name="Tabla1.A1" table:number-columns-spanned="2" office:value-type="string">
            <text:p text:style-name="P12">ACTA DE REUNIÓN DE TRABAJ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9"><text:s text:c="3"/>Tema: <text:span text:style-name="T2">Primera reunión</text:span></text:p>
            <text:p text:style-name="P9"/>
          </table:table-cell>
          <table:table-cell table:style-name="Tabla1.B2" office:value-type="string">
            <text:p text:style-name="P8"><text:s text:c="3"/>Nº Acta: <text:span text:style-name="T1">01</text:span></text:p>
          </table:table-cell>
        </table:table-row>
        <table:table-row table:style-name="Tabla1.3">
          <table:table-cell table:style-name="Tabla1.A3" office:value-type="string">
            <text:p text:style-name="P8"><text:s text:c="3"/>Fecha y hora: <text:span text:style-name="T1">28/09/2021 12:30</text:span></text:p>
          </table:table-cell>
          <table:table-cell table:style-name="Tabla1.B3" office:value-type="float" office:value="0">
            <text:p text:style-name="P1"/>
            <text:p text:style-name="P2"/>
          </table:table-cell>
        </table:table-row>
        <table:table-row table:style-name="TableLine1938490677632">
          <table:table-cell table:style-name="Tabla1.A4" office:value-type="string">
            <text:p text:style-name="P8"><text:s text:c="3"/>Participantes: <text:span text:style-name="T1">Airam, Ander, Mario</text:span></text:p>
            <text:p text:style-name="P3"/>
          </table:table-cell>
          <table:table-cell table:style-name="Tabla1.B4">
            <text:p text:style-name="P7"/>
          </table:table-cell>
        </table:table-row>
      </table:table>
      <text:p text:style-name="Text_20_body"/>
      <table:table table:name="Tabla2" table:style-name="Tabla2" table:template-name="Box List Blue">
        <table:table-column table:style-name="Tabla2.A"/>
        <table:table-column table:style-name="Tabla2.B"/>
        <table:table-row table:style-name="TableLine1938490686336">
          <table:table-cell table:style-name="Tabla2.A1" table:number-columns-spanned="2" office:value-type="string">
            <text:p text:style-name="P11">ORDEN DEL DÍA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3">Nº1</text:p>
          </table:table-cell>
          <table:table-cell table:style-name="Tabla2.B2" office:value-type="string">
            <text:p text:style-name="P5">Compartir el repositorio de GitHub</text:p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2</text:span></text:p>
          </table:table-cell>
          <table:table-cell table:style-name="Tabla2.B3" office:value-type="string">
            <text:p text:style-name="P5">Crear el esquema del acta</text:p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3</text:span></text:p>
          </table:table-cell>
          <table:table-cell table:style-name="Tabla2.B2" office:value-type="string">
            <text:p text:style-name="P6">Definir el tipo de empresa que vamos a simular</text:p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4</text:span></text:p>
          </table:table-cell>
          <table:table-cell table:style-name="Tabla2.B3" office:value-type="string">
            <text:p text:style-name="P6">Decidir si usamos Odoo</text:p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5</text:span></text:p>
          </table:table-cell>
          <table:table-cell table:style-name="Tabla2.B2" office:value-type="string">
            <text:p text:style-name="P13">Estructurar la presentacion </text:p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6</text:span></text:p>
          </table:table-cell>
          <table:table-cell table:style-name="Tabla2.B3" office:value-type="string">
            <text:p text:style-name="P13">A partir de la proxima semana empezar a trabajar sobre Odoo</text:p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7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<text:span text:style-name="T3">8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4">Nº<text:span text:style-name="T3">9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1<text:span text:style-name="T3">0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12" table:number-columns-spanned="2" office:value-type="string">
            <text:p text:style-name="P10">Comentarios adicionales:</text:p>
            <text:p text:style-name="P10"/>
            <text:p text:style-name="P10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12:49:55.304229342</meta:creation-date>
    <dc:date>2021-09-30T19:00:47.767000000</dc:date>
    <meta:editing-duration>PT32M26S</meta:editing-duration>
    <meta:editing-cycles>5</meta:editing-cycles>
    <meta:generator>LibreOffice/7.0.3.1$Windows_X86_64 LibreOffice_project/d7547858d014d4cf69878db179d326fc3483e082</meta:generator>
    <meta:document-statistic meta:table-count="2" meta:image-count="0" meta:object-count="0" meta:page-count="1" meta:paragraph-count="23" meta:word-count="72" meta:character-count="416" meta:non-whitespace-character-count="354"/>
  </office:meta>
</office:document-meta>
</file>